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B000001AB5D725E10C26413C0.png" manifest:media-type="image/png"/>
  <manifest:file-entry manifest:full-path="Pictures/10000000000002AB0000013B86FEC91633AF37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272cm" svg:y="0.464cm" svg:width="14.457cm" svg:height="9.038cm" draw:z-index="0"><draw:image xlink:href="Pictures/10000000000002AB000001AB5D725E10C26413C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" text:anchor-type="char" svg:x="1.272cm" svg:y="0.37cm" svg:width="14.457cm" svg:height="6.668cm" draw:z-index="1"><draw:image xlink:href="Pictures/10000000000002AB0000013B86FEC91633AF37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0:35:00.833000000</meta:creation-date>
    <dc:date>2022-04-11T11:00:33.486000000</dc:date>
    <meta:editing-duration>PT15M22S</meta:editing-duration>
    <meta:editing-cycles>2</meta:editing-cycles>
    <meta:generator>LibreOffice/7.0.4.2$Windows_X86_64 LibreOffice_project/dcf040e67528d9187c66b2379df5ea440742977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